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up Excercise 5</text:p>
      <text:p text:style-name="P3"/>
      <text:p text:style-name="P3">Arianova Mendioroz (s0518061)</text:p>
      <text:p text:style-name="P3">Bernhard Johannes Eiling (s0535003)</text:p>
      <text:p text:style-name="P1"/>
      <text:p text:style-name="P2">Pre-Lab:</text:p>
      <text:p text:style-name="P2"/>
      <text:p text:style-name="P2">2.</text:p>
      <text:p text:style-name="P2">Dem Taschenrechner haben wir die Operationen Multiplikation, Division und Exponent hinzugefügt.</text:p>
      <text:p text:style-name="P2"/>
      <text:p text:style-name="P2">3.</text:p>
      <text:p text:style-name="P2">Hexadezimal Zahlen sind ein Zahlensystem auf der Basis 16. Die Zahlen 10 bis 15 werden mittels der Buchstaben A bis F dargestellt.</text:p>
      <text:p text:style-name="P2"/>
      <text:p text:style-name="P2"/>
      <text:p text:style-name="P2">Lab-Excercise:</text:p>
      <text:p text:style-name="P2"/>
      <text:p text:style-name="P2">Um unseren Taschenrechner zu testen haben wir einfach Operationen mit ihm durchgeführt und sie mit den zu erwarteten Ergebnissen vergli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9T10:40:00.19</meta:creation-date>
    <dc:date>2012-05-14T21:52:01.52</dc:date>
    <meta:editing-duration>PT3H53M26S</meta:editing-duration>
    <meta:editing-cycles>13</meta:editing-cycles>
    <meta:generator>OpenOffice.org/3.3$Win32 OpenOffice.org_project/330m20$Build-9567</meta:generator>
    <meta:document-statistic meta:table-count="0" meta:image-count="0" meta:object-count="0" meta:page-count="1" meta:paragraph-count="10" meta:word-count="67" meta:character-count="474"/>
  </office:meta>
</office:document-meta>
</file>